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B20895614D67B551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58.75mm" svg:height="182.56mm" draw:z-index="0" draw:transform="translate (-79.375mm -91.28mm) rotate (0.820304748437335) translate (79.375mm 91.28mm)"><draw:image xlink:href="Pictures/1000000000000258000002B20895614D67B551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8-03-12T23:26:29.802933672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